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nishStemmer.r_particle_etc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innishStemmer.r_V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nnishStemmer.copy_from( Finnis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nnishStemmer.r_tidy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FinnishStemmer.r_possessiv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FinnishStemmer.r_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4">
            <text:p text:style-name="Table_20_Contents">10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nnishStemmer.r_other_end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innishStemmer.stem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FinnishStemmer.r_i_plur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nnishStemmer.r_case_ending(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FinnishStemmer.r_mark_regions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FinnishStemmer.r_t_plura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Finnish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